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96e5" officeooo:paragraph-rsid="001696e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style:text-underline-style="none" fo:font-weight="bold" officeooo:rsid="001696e5" officeooo:paragraph-rsid="001696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96e5" officeooo:paragraph-rsid="001696e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7a6b" officeooo:paragraph-rsid="00197a6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19a9" officeooo:paragraph-rsid="001e19a9" style:font-size-asian="12pt" style:font-weight-asian="bold" style:font-size-complex="12pt" style:font-weight-complex="bold"/>
    </style:style>
    <style:style style:name="T1" style:family="text">
      <style:text-properties officeooo:rsid="001fe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Assignment-4</text:p>
      <text:p text:style-name="P2">MT18117-Subhani shaik</text:p>
      <text:p text:style-name="P3"/>
      <text:p text:style-name="P4">1.</text:p>
      <text:p text:style-name="P5">a,<text:span text:style-name="T1">b)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2:47:52.428032085</meta:creation-date>
    <dc:date>2018-12-02T22:51:51.737238103</dc:date>
    <meta:editing-duration>PT2M57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6" meta:character-count="45" meta:non-whitespace-character-count="41"/>
  </office:meta>
</office:document-meta>
</file>